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udioFileManager:</text:p>
      <text:p text:style-name="Standard"/>
      <text:p text:style-name="Standard"><text:tab/>Esta clase permite manejar las acciones basicas sobre el archivo que contiene los datos de audio. Entre sus funciones mas importantes tenemos las que permiten agregar y leer los datos de audio.</text:p>
      <text:p text:style-name="Standard"><text:tab/>Esta clase utiliza un archivo al cual </text:p>
      <text:p text:style-name="Standard"/>
      <text:p text:style-name="Standard">Diccionario:</text:p>
      <text:p text:style-name="Standard"><text:tab/>Esta clase permite manejar todas las acciones referidas a la busquedas e insercion de palabras al sistema.</text:p>
      <text:p text:style-name="Standard"/>
      <text:p text:style-name="Standard"/>
      <text:p text:style-name="Standard">AudioManager:</text:p>
      <text:p text:style-name="Standard"/>
      <text:p text:style-name="P1"/>
      <text:p text:style-name="Standard">Core:</text:p>
      <text:p text:style-name="Standard"><text:tab/>Esta clase es el nucleo de la aplicacion, es la que se encarga de vincular todos los modulos para llevar a cabo la grabacion de palabras y la reproduccion de textos.</text:p>
      <text:p text:style-name="Standard"><text:s/><text:tab/>Para ello utiliza los modulos presentes en el sistema como el siguiente esquema lo ejemplifica: </text:p>
      <text:p text:style-name="Standard"/>
      <text:p text:style-name="Standard">&lt;&lt; Pegar Esquema &gt;&gt;</text:p>
      <text:p text:style-name="Standard"/>
      <text:p text:style-name="Standard">Para llevar a cabo la grabación del audio el core trabaja con el parser para obtener una collection con todas las palabras distintas en el archivo de texto fuente sin importar el orden, las cuales son candidatas a ser grabadas al diccionario. Para determinar cuales serán grabadas el core busca en el diccionario las palabras una por una, y si no la encuentra solicita al usuario que grabe dicha palabra, una vez grabada se reproduce el audio y se espera la confirmacion de parte del mismo. Si la grabación es correcta se procede a agregar la palabra al diccionario y la grabación al archivo de audio, luego se continua con la siguiente palabra y asi <text:span text:style-name="T2">hasta</text:span> agotar las palabras candidatas.</text:p>
      <text:p text:style-name="Standard"/>
      <text:p text:style-name="Standard">Para llevar a cabo la reprodución de un texto el core trabaja con el parser para obtener una colección de todas las palabras que existen en el archivo respetando el orden, las cuales serán reproducidas. Para realizar la reproducción busca la palabra en el diccionario y luego, si la palabra existe, busca el audio a reproducir y lo reproduce, en caso de no existir la palabra no será reproducida. También se puede reproducir un conjunto de palabras ingresadas en la consola, la unica diferencia que existe es que al trabajar con el parser no se le pasa el nombre del archivo sino la cadena con todas las palabras ingresada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9-04-04T18:27:17</meta:creation-date>
    <dc:date>2009-04-04T20:07:05</dc:date>
    <meta:editing-cycles>3</meta:editing-cycles>
    <meta:editing-duration>PT44M53S</meta:editing-duration>
    <meta:user-defined meta:name="Información 1"/>
    <meta:user-defined meta:name="Información 2"/>
    <meta:user-defined meta:name="Información 3"/>
    <meta:user-defined meta:name="Información 4"/>
    <meta:document-statistic meta:table-count="0" meta:image-count="0" meta:object-count="0" meta:page-count="1" meta:paragraph-count="12" meta:word-count="337" meta:character-count="1982"/>
  </office:meta>
</office:document-meta>
</file>